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32" text:anchor-type="page" text:anchor-page-number="1" svg:x="157.48mm" svg:y="253.47mm" svg:width="52.49mm" svg:height="35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104.99mm" svg:y="253.47mm" svg:width="52.49mm" svg:height="35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52.49mm" svg:y="253.47mm" svg:width="52.49mm" svg:height="35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0mm" svg:y="253.47mm" svg:width="52.49mm" svg:height="35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157.48mm" svg:y="218.48mm" svg:width="52.49mm" svg:height="35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104.99mm" svg:y="218.48mm" svg:width="52.49mm" svg:height="35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52.49mm" svg:y="218.48mm" svg:width="52.49mm" svg:height="35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0mm" svg:y="218.48mm" svg:width="52.49mm" svg:height="35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57.48mm" svg:y="183.48mm" svg:width="52.49mm" svg:height="35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104.99mm" svg:y="183.48mm" svg:width="52.49mm" svg:height="35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52.49mm" svg:y="183.48mm" svg:width="52.49mm" svg:height="35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0mm" svg:y="183.48mm" svg:width="52.49mm" svg:height="35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157.48mm" svg:y="148.48mm" svg:width="52.49mm" svg:height="35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04.99mm" svg:y="148.48mm" svg:width="52.49mm" svg:height="35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52.49mm" svg:y="148.48mm" svg:width="52.49mm" svg:height="35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0mm" svg:y="148.48mm" svg:width="52.49mm" svg:height="35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57.48mm" svg:y="113.49mm" svg:width="52.49mm" svg:height="35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04.99mm" svg:y="113.49mm" svg:width="52.49mm" svg:height="35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52.49mm" svg:y="113.49mm" svg:width="52.49mm" svg:height="35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0mm" svg:y="113.49mm" svg:width="52.49mm" svg:height="35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57.48mm" svg:y="78.49mm" svg:width="52.49mm" svg:height="35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04.99mm" svg:y="78.49mm" svg:width="52.49mm" svg:height="35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52.49mm" svg:y="78.49mm" svg:width="52.49mm" svg:height="35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0mm" svg:y="78.49mm" svg:width="52.49mm" svg:height="35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57.48mm" svg:y="43.5mm" svg:width="52.49mm" svg:height="35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104.99mm" svg:y="43.5mm" svg:width="52.49mm" svg:height="35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52.49mm" svg:y="43.5mm" svg:width="52.49mm" svg:height="35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0mm" svg:y="43.5mm" svg:width="52.49mm" svg:height="35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57.48mm" svg:y="8.5mm" svg:width="52.49mm" svg:height="35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04.99mm" svg:y="8.5mm" svg:width="52.49mm" svg:height="35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52.49mm" svg:y="8.5mm" svg:width="52.49mm" svg:height="35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8.5mm" svg:width="52.49mm" svg:height="35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52.49mm" svg:height="35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8.5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4T12:39:44.906000000</meta:creation-date>
    <meta:editing-cycles>1</meta:editing-cycles>
    <meta:editing-duration>PT35S</meta:editing-duration>
    <dc:title>Rayfilm 0307</dc:title>
    <dc:date>2022-08-24T12:40:19.035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